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border-top="none" fo:border-left="none" fo:border-bottom="0.0069in solid #00000A" fo:border-right="none" fo:padding-top="0in" fo:padding-left="0in" fo:padding-bottom="0.0138in" fo:padding-right="0in" style:shadow="none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" style:parent-style-name="Listenabsatz" style:list-style-name="WWNum7" style:family="paragraph">
      <style:text-properties style:font-name="Times New Roman" style:font-name-complex="Times New Roman" fo:font-size="12pt" style:font-size-asian="12pt" style:font-size-complex="12pt"/>
    </style:style>
    <style:style style:name="P5" style:parent-style-name="Listenabsatz" style:list-style-name="WWNum7" style:family="paragraph">
      <style:text-properties style:font-name="Times New Roman" style:font-name-complex="Times New Roman" fo:font-size="12pt" style:font-size-asian="12pt" style:font-size-complex="12pt"/>
    </style:style>
    <style:style style:name="P6" style:parent-style-name="Listenabsatz" style:list-style-name="WWNum7" style:family="paragraph">
      <style:text-properties style:font-name="Times New Roman" style:font-name-complex="Times New Roman" fo:font-size="12pt" style:font-size-asian="12pt" style:font-size-complex="12pt"/>
    </style:style>
    <style:style style:name="P7" style:parent-style-name="Listenabsatz" style:list-style-name="WWNum7" style:family="paragraph">
      <style:text-properties style:font-name="Times New Roman" style:font-name-complex="Times New Roman" fo:font-size="12pt" style:font-size-asian="12pt" style:font-size-complex="12pt"/>
    </style:style>
    <style:style style:name="P8" style:parent-style-name="Listenabsatz" style:list-style-name="WWNum7" style:family="paragraph">
      <style:text-properties style:font-name="Times New Roman" style:font-name-complex="Times New Roman" fo:font-size="12pt" style:font-size-asian="12pt" style:font-size-complex="12pt"/>
    </style:style>
    <style:style style:name="P9" style:parent-style-name="Listenabsatz" style:family="paragraph">
      <style:paragraph-properties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0" style:parent-style-name="Listenabsatz" style:list-style-name="WWNum5" style:family="paragraph">
      <style:text-properties style:font-name="Times New Roman" style:font-name-complex="Times New Roman" fo:font-size="12pt" style:font-size-asian="12pt" style:font-size-complex="12pt"/>
    </style:style>
    <style:style style:name="P11" style:parent-style-name="Listenabsatz" style:list-style-name="WWNum5" style:family="paragraph">
      <style:text-properties style:font-name="Times New Roman" style:font-name-complex="Times New Roman" fo:font-size="12pt" style:font-size-asian="12pt" style:font-size-complex="12pt"/>
    </style:style>
    <style:style style:name="P12" style:parent-style-name="Listenabsatz" style:list-style-name="WWNum5" style:family="paragraph">
      <style:text-properties style:font-name="Times New Roman" style:font-name-complex="Times New Roman" fo:font-size="12pt" style:font-size-asian="12pt" style:font-size-complex="12pt"/>
    </style:style>
    <style:style style:name="P13" style:parent-style-name="Listenabsatz" style:list-style-name="WWNum5" style:family="paragraph">
      <style:text-properties style:font-name="Times New Roman" style:font-name-complex="Times New Roman" fo:font-size="12pt" style:font-size-asian="12pt" style:font-size-complex="12pt"/>
    </style:style>
    <style:style style:name="P14" style:parent-style-name="Listenabsatz" style:list-style-name="WWNum5" style:family="paragraph">
      <style:text-properties style:font-name="Times New Roman" style:font-name-complex="Times New Roman" fo:font-size="12pt" style:font-size-asian="12pt" style:font-size-complex="12pt"/>
    </style:style>
    <style:style style:name="P15" style:parent-style-name="Listenabsatz" style:family="paragraph">
      <style:paragraph-properties fo:margin-left="0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6" style:parent-style-name="Listenabsatz" style:family="paragraph">
      <style:paragraph-properties fo:margin-left="0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7" style:parent-style-name="Listenabsatz" style:family="paragraph">
      <style:paragraph-properties fo:margin-left="0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8" style:parent-style-name="Listenabsatz" style:family="paragraph">
      <style:paragraph-properties fo:margin-left="0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9" style:parent-style-name="Listenabsatz" style:family="paragraph">
      <style:paragraph-properties fo:margin-left="0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20" style:parent-style-name="Listenabsatz" style:family="paragraph">
      <style:paragraph-properties fo:margin-left="0in">
        <style:tab-stops/>
      </style:paragraph-properties>
    </style:style>
    <style:style style:name="T21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Standortmöglichkeiten</text:p>
      <text:p text:style-name="P2"/>
      <text:p text:style-name="P3">Büro:</text:p>
      <text:list text:style-name="WWNum7">
        <text:list-item>
          <text:p text:style-name="P4">Berlin-Zentrum</text:p>
        </text:list-item>
        <text:list-item>
          <text:p text:style-name="P5">Potsdam</text:p>
        </text:list-item>
        <text:list-item>
          <text:p text:style-name="P6">Hamburg</text:p>
        </text:list-item>
        <text:list-item>
          <text:p text:style-name="P7">Münster</text:p>
        </text:list-item>
        <text:list-item>
          <text:p text:style-name="P8">München</text:p>
        </text:list-item>
      </text:list>
      <text:p text:style-name="P9">Fabrik:</text:p>
      <text:list text:style-name="WWNum5">
        <text:list-item>
          <text:p text:style-name="P10">Ruhrgebiet</text:p>
        </text:list-item>
        <text:list-item>
          <text:p text:style-name="P11">Polen (Stettin)</text:p>
        </text:list-item>
        <text:list-item>
          <text:p text:style-name="P12">Frankfurt/Oder</text:p>
        </text:list-item>
        <text:list-item>
          <text:p text:style-name="P13">Polen: Swinemünde,Wroclaw</text:p>
        </text:list-item>
        <text:list-item>
          <text:p text:style-name="P14">Potsdam</text:p>
        </text:list-item>
      </text:list>
      <text:p text:style-name="P15"/>
      <text:p text:style-name="P16">Wir haben<text:s/>uns<text:s/>zu aller erst<text:s/>an den<text:s/>Kunden<text:s/>orientiert. Da kommen einem<text:s/>natürlich die<text:s/>großen Städte in den Sinn, wie München, Köln und<text:s/>Berlin, sowie<text:s/>auch große Industriegebiete, wie das Ruhrgebiet.</text:p>
      <text:p text:style-name="P17"><text:line-break/>Danach haben wir uns die aufkommenden Kosten angesehen und all<text:s/>die gesammelten<text:s/>Ideen<text:s/>der Standort-Möglichkeiten<text:s/>wieder gestrichen.</text:p>
      <text:p text:style-name="P18"><text:line-break/>Da aber Berlin die Hauptstadt von<text:s/>Deutschland ist,<text:s/>haben wir geschaut, was sich<text:s/>im Umkreis von Berlin befindet und was auch kostensparender ist.</text:p>
      <text:p text:style-name="P19"/>
      <text:p text:style-name="P20"><text:span text:style-name="T21"><text:s/>Nachdem wir uns über Potsdam informiert haben, waren wir alle begeistert und haben uns einstimmig für Potsdam entschiede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6" style:display-name="WWNum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7" style:display-name="WWNum7">
      <text:list-level-style-bullet text:level="1" text:style-name="WW_CharLFO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evin Tom Reinhardt</meta:initial-creator>
    <dc:creator>Sonka</dc:creator>
    <meta:creation-date>2019-05-27T16:29:00Z</meta:creation-date>
    <dc:date>2019-05-27T19:47:00Z</dc:date>
    <meta:print-date>2019-03-28T20:09:00Z</meta:print-date>
    <meta:template xlink:href="Normal" xlink:type="simple"/>
    <meta:editing-cycles>3</meta:editing-cycles>
    <meta:editing-duration>PT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04" meta:character-count="759" meta:row-count="5" meta:non-whitespace-character-count="656"/>
  </office:meta>
</office:document-meta>
</file>